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nns dock ingen verifiering att användaren vill ta bort den, måste nog göras med javascript</text:p>
          </table:table-cell>
          <table:table-cell table:number-columns-repeated="11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gerar att göra det, men vill göra det på ett händigare sätt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Inställ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illägg av moderatorer till category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ns inget automatiskt sätt, men borde snart gå att göra det med funktionalitet.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27" calcext:value-type="float">
            <text:p/>
          </table:table-cell>
          <table:table-cell table:formula="of:=SUM([.E70:.E76])" office:value-type="float" office:value="11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96.5" calcext:value-type="float">
            <text:p/>
          </table:table-cell>
          <table:table-cell table:formula="of:=SUM([.E78:.E79])" office:value-type="float" office:value="74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4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/>
          <table:table-cell office:value-type="string" calcext:value-type="string">
            <text:p>Lösa problem med pip samt sqlalchemy</text:p>
          </table:table-cell>
          <table:table-cell office:value-type="string" calcext:value-type="string">
            <text:p>Avklar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roblem med barnkommentarer</text:p>
          </table:table-cell>
          <table:table-cell office:value-type="string" calcext:value-type="string">
            <text:p>Avklarat?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Efterforskning av lösning på barnkommentar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s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Efterforskning om delandet av collection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Förändring av modeller för collections, stödjandet av collection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Förändring av database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4" table:number-rows-repeated="3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87:.D93])" office:value-type="float" office:value="22" calcext:value-type="float">
            <text:p/>
          </table:table-cell>
          <table:table-cell table:formula="of:=SUM([.E87:.E93])" office:value-type="float" office:value="2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80]" office:value-type="float" office:value="96.5" calcext:value-type="float">
            <text:p/>
          </table:table-cell>
          <table:table-cell table:formula="of:=[.E80]" office:value-type="float" office:value="74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95:.D96])" office:value-type="float" office:value="118.5" calcext:value-type="float">
            <text:p/>
          </table:table-cell>
          <table:table-cell table:formula="of:=SUM([.E95:.E96])" office:value-type="float" office:value="97.5" calcext:value-type="float">
            <text:p/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23:57:55.6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M15S</meta:editing-duration>
    <meta:editing-cycles>20</meta:editing-cycles>
    <meta:generator>LibreOffice/4.2.0.4$Windows_x86 LibreOffice_project/05dceb5d363845f2cf968344d7adab8dcfb2ba71</meta:generator>
    <dc:date>2014-05-15T00:00:44.214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